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10" table:default-cell-style-name="Default"/>
        <table:table-row table:style-name="ro1">
          <table:table-cell table:style-name="Default" office:value-type="string" calcext:value-type="string">
            <text:p>MODELAGEM – ELEICAO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eleicao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qtdBrancos</text:p>
          </table:table-cell>
          <table:table-cell office:value-type="string" calcext:value-type="string">
            <text:p>inteir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tdNulos</text:p>
          </table:table-cell>
          <table:table-cell office:value-type="string" calcext:value-type="string">
            <text:p>inteiro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partido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candidato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coligacao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legend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coligaca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partid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office:value-type="string" calcext:value-type="string">
            <text:p>percentualCadeiras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2" office:value-type="string" calcext:value-type="string">
            <text:p>qtdvotos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letra (PV)</text:p>
          </table:table-cell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0:16:57.062516027</meta:creation-date>
    <dc:date>2020-03-09T22:03:00.494986378</dc:date>
    <meta:editing-duration>PT8M6S</meta:editing-duration>
    <meta:editing-cycles>1</meta:editing-cycles>
    <meta:document-statistic meta:table-count="1" meta:cell-count="34" meta:object-count="0"/>
    <meta:generator>LibreOffice/5.1.6.2$Linux_x86 LibreOffice_project/10m0$Build-2</meta:generator>
  </office:meta>
</office:document-meta>
</file>